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a8072" fo:wrap-option="wrap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 office:value-type="string" calcext:value-type="string">
            <text:p>Falta probar</text:p>
          </table:table-cell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6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6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6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2" office:value-type="string" calcext:value-type="string">
            <text:p>2.Creando una cola de reproduccion (Canciones o albunes enteros)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5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alificaciones en canciones y listas de reproduccion</text:p>
          </table:table-cell>
          <table:table-cell office:value-type="string" calcext:value-type="string">
            <text:p>Falta mostrar la calificacion de la lista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Guardar creador de la lista de reproduccion para permitir eliminacion y modificacion desde usuario no admin</text:p>
          </table:table-cell>
          <table:table-cell/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8:51:32.2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9T12:14:55.724000000</dc:date>
    <dc:creator>Taylor Segura Vindas</dc:creator>
    <meta:editing-duration>PT20H52M55S</meta:editing-duration>
    <meta:editing-cycles>21</meta:editing-cycles>
    <meta:document-statistic meta:table-count="1" meta:cell-count="58" meta:object-count="0"/>
  </office:meta>
</office:document-meta>
</file>